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aDataWrapper.isEd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.initParamete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MetaDataWrapper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Wrappe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Wrapper.MetaDataWrapper( Element element , String [ ] values , boolean can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